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Heading_20_1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Kreen's Senses</text:h>
      <text:h text:style-name="P2" text:outline-level="2">Sight</text:h>
      <text:p text:style-name="P1">Can see above IR to UV (tetrachromat)</text:p>
      <text:p text:style-name="P1">Able to rectify higher level space to sight willfully (high mental exertion)</text:p>
      <text:p text:style-name="P1">Binocular but has no eyelids to close</text:p>
      <text:p text:style-name="P1">Aware of energy fields for unlife, life, or general magic but has low detail</text:p>
      <text:p text:style-name="P1">Senses reduced to human norms in areas with suppressed srying</text:p>
      <text:p text:style-name="P1">Cannot see those immune to scrying </text:p>
      <text:p text:style-name="P1">Active illusions are improperly interpreted</text:p>
      <text:h text:style-name="P2" text:outline-level="2">Hearing</text:h>
      <text:p text:style-name="P1">Human average acuity plus infrasonic range</text:p>
      <text:p text:style-name="P1">Sound positioning accurate as a human</text:p>
      <text:p text:style-name="P1">Hears with antennae</text:p>
      <text:h text:style-name="P2" text:outline-level="2">Smell</text:h>
      <text:p text:style-name="P1">Little sense of smell</text:p>
      <text:p text:style-name="P1">All smells severely diminished with ashen scent from internal dust</text:p>
      <text:p text:style-name="P1">Smells with antennae</text:p>
      <text:h text:style-name="P2" text:outline-level="2">Touch</text:h>
      <text:p text:style-name="P1">Below human norms</text:p>
      <text:p text:style-name="P1">Cannot feel temperature very well as its surface is usually kept around 20 Celsius</text:p>
      <text:p text:style-name="P1">Can feel pressure to surface as normal</text:p>
      <text:p text:style-name="P1">Poor sense of pain</text:p>
      <text:h text:style-name="P2" text:outline-level="2">Taste</text:h>
      <text:p text:style-name="P1">Poor sense of taste</text:p>
      <text:p text:style-name="P1">Tastes with antennae</text:p>
      <text:p text:style-name="P1">Everything tastes like cheese as that is the only things it ate before conversion</text:p>
      <text:p text:style-name="P1">No willful control of mandible arms while eating though they are responsive to general thought</text:p>
      <text:p text:style-name="P1">Absorbs gaseous hydrogen or splits in stomach from water, emits ozone but cannot taste it.</text:p>
      <text:h text:style-name="P2" text:outline-level="2">Matter</text:h>
      <text:p text:style-name="P1">Matter is extremely psyhoreactive</text:p>
      <text:p text:style-name="P1">Deforms around strong psionic fields and is useless for weaponry without a tool to employ it as such</text:p>
      <text:p text:style-name="P1">Kreen can project its matter outside by deforming mesh (concentration)</text:p>
      <text:p text:style-name="P1">Matter is retained by wall of force projected by mesh</text:p>
      <text:p text:style-name="P1">Mesh energy replenishes at finite rate</text:p>
      <text:h text:style-name="P2" text:outline-level="2">Control </text:h>
      <text:p text:style-name="P1">Has control of avatar without effort but internal selves are willful</text:p>
      <text:p text:style-name="P1">Mandibles are autonomous with sensitivity and preference to material with high energy levels</text:p>
      <text:p text:style-name="P1">Internal selves are maintained as long as focus is maintained</text:p>
      <text:p text:style-name="P1">Internal selves can only be pushed into existence from nearby facets</text:p>
      <text:p text:style-name="P1">Disorganized coherent focus expresses itself as facets</text:p>
      <text:p text:style-name="P1">Facets are not under direct control and serve as an unconscious</text:p>
      <text:p text:style-name="P1">Facets reflect Kreen's ID and are very simple as well as impulsive</text:p>
      <text:p text:style-name="P1">Kreen cannot hear itself think and must speak out loud</text:p>
      <text:p text:style-name="P1">Objects passing through avatar body severely hinder control</text:p>
      <text:p text:style-name="P1">Detached limbs remain under Kreen's control until discharged</text:p>
      <text:p text:style-name="P1">Head never discharges unless heavily damaged as it is its connection point</text:p>
      <text:h text:style-name="P2" text:outline-level="2"><text:soft-page-break/>Form</text:h>
      <text:p text:style-name="P1">Kreen's avatar is sectional</text:p>
      <text:p text:style-name="P1">Limbs, torso, pelvis, and antennae can be ripped off/detached</text:p>
      <text:p text:style-name="P1">Mesh is self-repairing though faster in orb form</text:p>
      <text:p text:style-name="P1">Forms are different mesh energy states (Avatar -&gt; Sphere -&gt; Catalyst)</text:p>
      <text:p text:style-name="P1">Movement in any state but avatar can be affected by strong thought</text:p>
      <text:p text:style-name="P1">Takes less energy expenditure and time to revert from forms than to switch to them.</text:p>
      <text:h text:style-name="P2" text:outline-level="2">Orb</text:h>
      <text:p text:style-name="P1">Senses are only energy sense, hearing, and positional senses</text:p>
      <text:p text:style-name="P1">Very slow movement in 3d space (floating, &lt; 1” a second)</text:p>
      <text:p text:style-name="P1">In multiverse space Kreen can impulse into very high speeds.</text:p>
      <text:p text:style-name="P1">Cannot steer well at interplanar speeds or slow down quickly</text:p>
      <text:p text:style-name="P1">Can intersect a plane instead of passing through to join it but risks being merged in objects</text:p>
      <text:p text:style-name="P1">Approximately 2 feet wide, dense mesh</text:p>
      <text:h text:style-name="P2" text:outline-level="2">Catalyst</text:h>
      <text:p text:style-name="P1">Amplifies and lenses energy projected through it, outside of Kreen's control</text:p>
      <text:p text:style-name="P1">No senses whatsoever</text:p>
      <text:p text:style-name="P1">Cannot revert while on another sentient being's person</text:p>
      <text:p text:style-name="P1">Gravity responsive, .5kg marble sized metal sphere</text:p>
      <text:p text:style-name="P1">Amplifying energy uses Kreen's energy.</text:p>
      <text:p text:style-name="P1">Can be mounted onto the haft and inserted into weaponry to enhance its effects or will effects into exist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2in" fo:margin-right="0in" fo:margin-top="0in" fo:margin-bottom="0in" fo:text-indent="0in" style:auto-text-indent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text-transform="capitalize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text-transform="capitaliz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35M57S</meta:editing-duration>
    <meta:editing-cycles>4</meta:editing-cycles>
    <meta:generator>OpenOffice.org/3.1$Win32 OpenOffice.org_project/310m19$Build-9420</meta:generator>
    <dc:date>2009-10-26T12:27:08.71</dc:date>
    <meta:document-statistic meta:table-count="0" meta:image-count="0" meta:object-count="0" meta:page-count="2" meta:paragraph-count="67" meta:word-count="520" meta:character-count="3180"/>
    <dc:creator>Little Kreen</dc:creator>
    <meta:user-defined meta:name="Info 1"/>
    <meta:user-defined meta:name="Info 2"/>
    <meta:user-defined meta:name="Info 3"/>
    <meta:user-defined meta:name="Info 4"/>
  </office:meta>
</office:document-meta>
</file>